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Cambria Math', stixgeneral, 'Times New Roman',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0ab4" style:font-weight-asian="bold" style:font-weight-complex="bold"/>
    </style:style>
    <style:style style:name="P4" style:family="paragraph" style:parent-style-name="Standard">
      <style:paragraph-properties fo:text-align="justify" style:justify-single-word="false"/>
      <style:text-properties fo:font-weight="bold" officeooo:rsid="00103140" officeooo:paragraph-rsid="00103140"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103140" style:font-weight-asian="normal" style:font-weight-complex="normal"/>
    </style:style>
    <style:style style:name="P7" style:family="paragraph" style:parent-style-name="Standard">
      <style:paragraph-properties fo:text-align="justify" style:justify-single-word="false"/>
      <style:text-properties fo:font-weight="normal" officeooo:paragraph-rsid="00143256" style:font-weight-asian="normal" style:font-weight-complex="normal"/>
    </style:style>
    <style:style style:name="P8" style:family="paragraph" style:parent-style-name="Standard">
      <style:paragraph-properties fo:text-align="justify" style:justify-single-word="false"/>
      <style:text-properties fo:font-weight="normal" officeooo:paragraph-rsid="0018942f" style:font-weight-asian="normal" style:font-weight-complex="normal"/>
    </style:style>
    <style:style style:name="P9" style:family="paragraph" style:parent-style-name="Standard">
      <style:paragraph-properties fo:text-align="justify" style:justify-single-word="false"/>
      <style:text-properties fo:font-weight="normal" officeooo:paragraph-rsid="00190ab4" style:font-weight-asian="normal" style:font-weight-complex="normal"/>
    </style:style>
    <style:style style:name="P10" style:family="paragraph" style:parent-style-name="Standard">
      <style:paragraph-properties fo:text-align="justify" style:justify-single-word="false"/>
      <style:text-properties fo:font-weight="normal" officeooo:paragraph-rsid="00190ab4" fo:background-color="transparent" style:font-weight-asian="normal" style:font-weight-complex="normal"/>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background-color="#ffffff"/>
    </style:style>
    <style:style style:name="T4" style:family="text">
      <style:text-properties fo:font-weight="bold" style:font-weight-asian="bold" style:font-weight-complex="bold"/>
    </style:style>
    <style:style style:name="T5" style:family="text">
      <style:text-properties fo:background-color="#ff8c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UP de un solo paso con esfuerzo de genotipado variable en Picea glauca de polinización abierta</text:p>
      <text:p text:style-name="P1"/>
      <text:p text:style-name="P2">…</text:p>
      <text:p text:style-name="P2"/>
      <text:p text:style-name="P5"><text:span text:style-name="T2">Las ventajas de usar estimaciones de relaciones basadas en marcadores son:</text:span> (1) pasar por alto los diseños de apareamiento clásicos necesarios para generar un pedigrí estructurado ( El-Kassaby et al. 2011 ; Klápště et al. 2014 ), (2) aplicabilidad a poblaciones naturales y experimentales ( El-Kassaby et al. 2012 ; Porth et al. 2013 ; Klápště et al. 2014 ), y (3) <text:span text:style-name="T2">mayor precisión de las estimaciones de parámetros genéticos al tener en cuenta la similitud genética debido a la ascendencia común ( es decir , pedigrí histórico) ( Powell et al. 2010 _) y segregación mendeliana ( Visscher et al. 2006 ; Ødegård y Meuwissen 2012 )</text:span>.</text:p>
      <text:p text:style-name="P5"/>
      <text:p text:style-name="P5"><text:span text:style-name="T2">La combinación de A con la matriz de relación basada en marcadores G , en una única matriz de covarianza genética H ( Legarra et al. 2009 ; Misztal et al. 2009 ), ha demostrado ser una forma efectiva de mejorar los coeficientes de relación para una mejor estimación de los parámetros genéticos. y seguimiento de la diversidad genética en los sistemas de cría de animales</text:span>. Este método se denominó "HBLUP", ya que los mejores predictores lineales imparciales (BLUP) de los valores de cría se derivan utilizando la combinación, H, matriz de covarianza genética. El método HBLUP puede ser particularmente útil en la evaluación de pruebas de progenie de árboles forestales, ya que el costo y la logística de genotipificar la totalidad de las pruebas es prohibitivo; por lo tanto, <text:span text:style-name="T2">combinar la relación basada en marcadores de un subconjunto</text:span> de árboles de algunas familias de pocos sitios <text:span text:style-name="T2">con el estimador de relaciones basado en pedigrí sería una opción eficiente para mejorar la precisión de los parámetros genéticos derivados para toda la prueba</text:span>.</text:p>
      <text:p text:style-name="P5"/>
      <text:p text:style-name="P5"><text:span text:style-name="T2">El objetivo de este estudio es comparar el enfoque ABLUP tradicional con el enfoque HBLUP mediante la comparación de la precisión de los parámetros genéticos, la exactitud de los valores genéticos y las clasificaciones de los candidatos de selección utilizando proporciones variables (0, 25, 50, 75 y 100 %). ) de individuos genotipados</text:span> dentro de las familias de polinización abierta.</text:p>
      <text:p text:style-name="P5"/>
      <text:p text:style-name="P4">MÉTODOS</text:p>
      <text:p text:style-name="P5"/>
      <text:p text:style-name="P6"><text:span text:style-name="T4">Análisis de datos</text:span> </text:p>
      <text:p text:style-name="P6"/>
      <text:p text:style-name="P6">Los análisis genéticos tradicionales basados ​​en el pedigrí se realizaron bajo los supuestos de una estructura familiar de medios hermanos no relacionados y un efecto mínimo de la estructura de la población, como lo demostraron Beaulieu et al. (2014) . Los componentes de la varianza, las heredabilidades, las correlaciones genéticas y los valores genéticos de los árboles individuales se estimaron con el modelo animal bivariado (en adelante, "ABLUP") ( Henderson 1984 ) de la siguiente manera:</text:p>
      <text:p text:style-name="P6"/>
      <text:p text:style-name="P6">…</text:p>
      <text:p text:style-name="P6"/>
      <text:p text:style-name="P6"><text:span text:style-name="T2">Se probaron cinco niveles de esfuerzo de genotipado en el método HBLUP: 0, 25, 50, 75 y 100%. En el caso de 0% de esfuerzo de genotipado, los componentes de la varianza, las correlaciones genéticas y los valores genéticos se obtuvieron estrictamente usando las relaciones genéticas aditivas esperadas definidas en A ( es decir , ABLUP)</text:span>. Con un esfuerzo de genotipado del 100 %, la matriz G utilizada en la Ecuación 4 que contenía todos los individuos genotipados posibles se combinó con la matriz A. En este último caso, A 11 representa solo a los padres maternos no relacionados y sin genotipo ( es decir ,, <text:soft-page-break/>una matriz cuadrada diagonal de orden 214). Para evitar un posible sesgo de muestreo, se utilizó un esquema de remuestreo replicado para obtener estimaciones de parámetros con un esfuerzo de genotipado del 25% al ​​75%. En detalle, dos, cuatro o seis individuos por familia, de un máximo posible de ocho, fueron eliminados al azar de las matrices G y A 22 antes de volver a escalar y combinar con A en la Ecuación 4. Este proceso se repitió 30 veces en cada nivel del esfuerzo de genotipado y los valores medios de los resultados.</text:p>
      <text:p text:style-name="P6"/>
      <text:p text:style-name="P6">Se utilizó la máxima verosimilitud restringida (REML) para estimar la varianza y la covarianza de los efectos aleatorios en el modelo mixto bivariado (1), y se obtuvieron con el programa ASReml-R v3.0 ( Butler et al. 2009 ).</text:p>
      <text:p text:style-name="P6"/>
      <text:p text:style-name="P6">…</text:p>
      <text:p text:style-name="P6"/>
      <text:p text:style-name="P7"><text:span text:style-name="T4">Resultados</text:span> </text:p>
      <text:p text:style-name="P7"/>
      <text:p text:style-name="P7"><text:span text:style-name="T4">- Matrices de relaciones</text:span> </text:p>
      <text:p text:style-name="P7"/>
      <text:p text:style-name="P7"><text:span text:style-name="T2">Las estadísticas descriptivas para los estimadores de relaciones esperadas ( A ) y combinadas ( H ) presentaron rangos de los grupos de relaciones H más grandes que los de A (tabla 1). Como era de esperar, la correlación de Pearson entre las matrices de relación A y H disminuyó con un aumento en el esfuerzo de genotipado. Los rangos de los valores dentro de los diversos grupos de relación también tendieron a expandirse con el aumento del esfuerzo de genotipado. Particularmente notable fue la presencia de coeficientes de relación distintos de cero entre los padres maternos dados por los estimadores de relación H , lo que indica que los padres maternos no están completamente desvinculados como se supone en el pedigrí. Del mismo modo, se observaron grandes diferencias de los valores de medio hermano y no relacionados por pares esperados en A en el H estimadores de relación. Estas desviaciones implican la posible presencia de errores de pedigrí en un lado y hermanos completos dentro de las familias de medios hermanos en el otro lado</text:span>.</text:p>
      <text:p text:style-name="P7"/>
      <text:p text:style-name="P7"><text:span text:style-name="T2">La estructura familiar y de procedencia fue visualmente evidente en los mapas de calor de los estimadores de relación (ver Material complementario, Figura S1 , Figura S2 , Figura S3 , Figura S4 , Figura S5 en el Archivo S1 ). Las muestras se ordenaron de acuerdo con la familia y la procedencia, luego se trazaron los coeficientes de relación por pares de las matrices. Las relaciones históricas ( es decir , la procedencia) no capturadas por el estimador de pedigrí A ( Figura S1 ) fueron visualmente evidentes en H con tan solo un 25 % de esfuerzo de genotipado ( Figura S2 ).). Además, se descubrieron posibles errores de pedigrí que no se tuvieron en cuenta en el pedigrí contemporáneo; estos errores pueden deberse a errores de etiquetado o errores técnicos en el laboratorio. La estructura de la población y los posibles errores genealógicos se evidenciaron aún más por las grandes desviaciones observadas entre los rangos de los coeficientes de relación padre-padre materno, medio hermano y no relacionado entre los estimadores de relación A y H (tabla 1)</text:span>.</text:p>
      <text:p text:style-name="P7"/>
      <text:p text:style-name="P7"><text:span text:style-name="T2">Las estimaciones de heredabilidad en sentido estricto de los modelos HBLUP bivariados reflejaron las estimaciones de la varianza genética aditiva (HT: de 0,178 a 0,295; WD: de 0,310 a 0,594). Estas estimaciones al 100% del esfuerzo de genotipado para HT y WD fueron intermedias a las estimaciones poligénicas y basadas en marcadores descritas por Beaulieu et al. (2014) . La tendencia observada en las estimaciones de la varianza genética aditiva se combinó con un aumento en el componente de varianza residual para los modelos HBLUP en comparación con el modelo ABLUP, con las estimaciones más bajas observadas para el modelo ABLUP, lo que indica que parte de la varianza residual se desplazó al modelo aditivo. varianza, de ahí la sobreestimación de la heredabilidad (Tabla </text:span><text:soft-page-break/><text:span text:style-name="T2">2)</text:span>. La comparación de las estimaciones de la varianza de bloques no proporcionó ningún patrón de asociación con ningún factor, y las estimaciones fueron relativamente estables en todos los modelos tanto para WD como para HT. En todos los modelos, las correlaciones genéticas aditivas entre HT y WD fueron menores, negativas y no significativas (basadas en SE). La variación en las estimaciones de los parámetros del modelo con un esfuerzo de genotipado del 25, 50 y 75 %, debido al muestreo aleatorio, fue baja, lo que indica que la selección de individuos genotipados dentro de la familia tiene un impacto mínimo (consulte la Tabla S1 , la Tabla S2 y la Tabla S3 en archivo S1).</text:p>
      <text:p text:style-name="P7"/>
      <text:p text:style-name="P7"><text:span text:style-name="T2">Se observaron grandes mejoras incrementales en el ajuste del modelo, determinadas por AIC, para los modelos HBLUP sobre el modelo ABLUP con un esfuerzo de genotipado creciente. El ajuste del modelo fue óptimo en el caso con esfuerzo de genotipado completo (100%), utilizando el estimador de relación H (Tabla 2)</text:span>.</text:p>
      <text:p text:style-name="P7"/>
      <text:p text:style-name="P8"><text:span text:style-name="T4">- Exactitud del valor genético</text:span> </text:p>
      <text:p text:style-name="P8"/>
      <text:p text:style-name="P8"><text:span text:style-name="T2">Las precisiones del valor genético medio para HT y WD se presentan para tres clases de individuos: padres maternos y progenie genotipada y no genotipada (Tabla 3). La comparación de los estimadores de relación H y A sobre la precisión del valor genético medio para los padres maternos mostró aumentos menores para HT (las diferencias se limitaron solo al segundo decimal; de 0,520 a 0,539) y no hubo cambios para WD (de 0,635 a 0,635) con el aumento esfuerzos de genotipificación familiar. La precisión del valor genético medio de la progenie sin genotipado utilizando el estimador H en todos los niveles de esfuerzo de genotipado fue estable y equivalente a la precisión del valor genético medio de la progenie utilizando el estimador A , tanto para HT como para WD. Como era de esperar, las mayores mejoras sobre el estimador de relación A se observaron para la progenie genotipada utilizando el H estimadores. El aumento del esfuerzo de genotipado produjo grandes aumentos en la precisión del valor genético medio tanto para HT como para WD sobre las precisiones del valor genético medio de la progenie usando A (HT: 0,474; WD: 0,605), con un efecto mayor para HT (HT: de 0,498 a 0,536; DT: de 0,626 a 0,661)</text:span>.</text:p>
      <text:p text:style-name="P8"/>
      <text:p text:style-name="P3">- Discusión</text:p>
      <text:p text:style-name="P9"/>
      <text:p text:style-name="P9">La investigación de la arquitectura genética en los árboles forestales requiere el establecimiento de poblaciones de prueba a gran escala con un diseño de apareamiento predefinido. La calidad de los resultados ( es decir , la exactitud y precisión de los parámetros genéticos) suele ser un reflejo del alcance de los esfuerzos invertidos en el diseño del experimento de campo. <text:span text:style-name="T2">Comúnmente, los análisis genéticos cuantitativos se basan en el modelo animal implementado en la teoría de modelos mixtos (Henderson 1984). Dichos análisis se basan en la matriz de relación del numerador promedio que rastrea la probabilidad de identidad por descendencia ( matriz A ). La teoría del modelo mixto opera con la suposición de que las matrices de varianza-covarianza de los términos aleatorios utilizados en el modelo animal están libres de errores ( Henderson 1984) .). La matriz de relación del numerador promedio no puede cumplir con esta suposición, ya que se basa en los valores de relación esperados por pares y no tiene en cuenta el término de muestreo mendeliano. Además, los pedigríes superficiales contemporáneos de muchos programas de mejoramiento de árboles forestales no pueden dar cuenta de la ascendencia histórica. El uso de datos genotípicos permite una mayor comprensión de las covarianzas genéticas y el mapeo preciso del término de muestreo mendeliano ( Visscher et al. 2006 ). El uso de análisis de matrices de relaciones basadas en marcadores puede ser beneficioso incluso en poblaciones pequeñas con información genealógica limitada ( El-Kassaby et al. 2012 ; Ødegård y Meuwissen 2012 ; Porth et al. 2013 ).; Cappa et al. 2016 ).</text:span></text:p>
      <text:p text:style-name="P9"><text:span text:style-name="T2"/></text:p>
      <text:p text:style-name="P10"><text:soft-page-break/><text:span text:style-name="T1">Sin embargo, el costo y la logística de obtener información genotípica para las grandes poblaciones de prueba en los programas de mejoramiento de árboles aún representan una barrera para la implementación generalizada de esta metodología ( Beaulieu et al. 2014 ). Además, la implementación del análisis genético utilizando toda la población de prueba ( es decir , individuos genotipados y no genotipados) es importante para eliminar el sesgo relacionado con la dependencia total del uso de individuos genotipados únicamente o métodos de varios pasos propensos a errores. Si bien la información genómica se beneficia de una menor consanguinidad durante las fases de selección en comparación con BLUP basado en pedigrí ( Liu et al. 2014) debido al conocimiento adicional sobre el término de muestreo mendeliano y la ascendencia histórica, se recomienda incluir individuos sin genotipado en el mismo análisis de datos, ya que reduce efectivamente el sesgo asociado con la selección de individuos para el genotipado ( Ducrocq y Patry 2010 ). Esto es cada vez más importante, especialmente en los programas de mejoramiento de árboles forestales, que se basan en una selección de pedigrí poco profunda a partir de grandes poblaciones base. El método HBLUP que combina matrices de relaciones basadas tanto en el pedigrí como en el marcador generalmente proporciona resultados tan buenos o mejores que el BLUP basado en el pedigrí ( Christensen et al. 2012 ) o los enfoques de varios pasos ( Vitezica et al. 2011 )</text:span>.</text:p>
      <text:p text:style-name="P10"/>
      <text:p text:style-name="P10"><text:span text:style-name="T1">Al permitir tanto el pedigrí como la información de marcadores en un solo análisis de evaluación genética, el enfoque HBLUP combinado ofrece una solución a estos problemas. La información obtenida a través de estimaciones de relaciones genómicas para un subconjunto de individuos con genotipo se refleja a través de relaciones de pedigrí con los individuos sin genotipo en la matriz de relación H ( Legarra et al. 2009 )</text:span>. <text:span text:style-name="T1">Por lo tanto, se obtienen estimaciones más precisas de la relación de una manera rentable. Nuestros resultados respaldan esta noción a través de una gran mejora en el ajuste del modelo representado por las estadísticas AIC desde el modelo exclusivo basado en pedigrí hasta modelos que utilizan la combinación de información de marcador y pedigrí en varios esfuerzos de genotipado (Tabla 2). Además, la presencia de parentesco oculto, particularmente en ensayos de polinización abierta, puede ser un problema grave en su evaluación genética, lo que resulta en estimaciones de heredabilidad sesgadas hacia arriba ( Squillace 1974 ; Askew y El-Kassaby 1994 ; Namkoong et al. 2012 ) (Tabla 2). Este sesgo es causado por la sobreestimación de la variación genética aditiva debido a la suposición poco realista de parentesco puro de medios hermanos dentro de las familias de polinización abierta, así como la total falta de parentesco entre los donantes parentales. La realidad y la evidencia empírica sugieren la existencia de relaciones ocultas dentro de estas familias ( es decir , hermanos completos, medios y completos) ( Squillace 1974 ; Askew y El-Kassaby 1994 ; Namkoong et al. 2012 ; Gamal El-Dien et al. 2016). Nuestros resultados confirman que existe una relación oculta dentro de las familias OP y la ascendencia histórica en este P. glaucapoblación, y se explicó mejor a través del método HBLUP, con un mayor esfuerzo de genotipado que ayudó a acercarse a estimaciones más realistas de los parámetros genéticos y un mejor ajuste del modelo en comparación con el análisis realizado solo en el pedigrí completo (Tabla 2). Debe señalarse que toda la relación oculta solo puede explicarse bajo el análisis GBLUP, donde se genotipifica a los individuos (incluidos los padres); sin embargo, el HBLUP está compuesto por una mezcla de individuos genotipados y no genotipados, por lo que se espera una ligera sobreestimación de la varianza genética aditiva. El grado de sobrestimación de la varianza aditiva debe estar entre el GBLUP y los análisis de pedigrí ( Beaulieu et al. 2014 )</text:span>.</text:p>
      <text:p text:style-name="P10"/>
      <text:p text:style-name="P10"><text:span text:style-name="T1">La precisión de los valores genéticos estimados es de importancia práctica para los mejoradores de árboles. La clasificación correcta de los candidatos de selección basada en estimaciones precisas de parentesco es un factor importante</text:span>. Si bien se ha demostrado que los análisis tradicionales basados ​​en el pedigrí brindan una mayor ganancia genética, se puede lograr una reducción en el tamaño de la población de prueba con una mejora en la precisión mediante el uso de marcadores genéticos en la <text:soft-page-break/>evaluación. La comparación de las precisiones del valor genético en este estudio se basó en la suposición de que las estimaciones de los componentes de la varianza producidas por el modelo HBLUP bivariado con el esfuerzo completo de genotipificación eran las más precisas. Fijamos los componentes de varianza de cada modelo a estas estimaciones antes de calcular la precisión teórica del valor de reproducción para cada escenario.Tabla 3). Sin embargo, esta mejora no se tradujo al subconjunto de progenie sin genotipo en ninguno de los dos rasgos. La estructura de pedigrí simple y desconectada de esta población es una explicación probable para esta observación, ya que la información genómica solo se transfiere de individuos con genotipo a individuos sin genotipo a través de relaciones de pedigrí. <text:span text:style-name="T1">Esperamos que en los sistemas con una estructura de pedigrí más compleja e interconectada, como los diseños de apareamiento dialélico, los pedigríes complejos multigeneracionales se beneficiarán más del método HBLUP, ya que la información genómica se puede inferir de múltiples fuentes familiares para los individuos sin genotipo</text:span>.</text:p>
      <text:p text:style-name="P10"/>
      <text:p text:style-name="P10">Además, la precisión del valor genético de la familia o de los padres maternos se mantuvo constante en todos los niveles de esfuerzo de genotipado para el rasgo con mayor heredabilidad, WD, mientras que se observaron ligeros aumentos para el rasgo de menor heredabilidad, HT, al 25, 50, 75 y 100 % de genotipado. esfuerzo (de 0,525 a 0,539). La diferencia en las heredabilidades contrastantes de los rasgos y estos hallazgos concuerdan con discusiones previas de que se espera que la selección genómica sea más eficiente en rasgos de baja heredabilidad ( Calus et al. 2008 ; Grattapaglia y Resende 2011 ). Sin embargo, la inclusión de incluso una pequeña proporción ( es decir ,, 25%) de la información genómica por familia produjo diferencias en la clasificación del 5% superior de candidatos tanto maternos como de progenie para ambos rasgos (Tabla 4).</text:p>
      <text:p text:style-name="P10"/>
      <text:p text:style-name="P10"><text:span text:style-name="T1">La precisión de los valores genéticos estimados en HBLUP no es una función solo de los elementos diagonales promedio y fuera de la diagonal en la matriz G , sino también de la diferencia entre ellos, ya que refleja el nivel de parentesco en la población de prueba ( Forni et al. 2011 ) . En general, la matriz de relación genómica utiliza frecuencias alélicas reales en lugar de las de la población base, que generalmente se desconocen (en este caso, la población base se trata como la población de pedigrí estudiada), y establece la población base genómica como la población genotipada. ( Oliehoek et al. 2006). Sin embargo, dicho análisis se ve afectado por la incompatibilidad entre las matrices de relación basadas en pedigrí y marcadores debido a las inferencias realizadas sobre la población base utilizando información de la población estudiada. Powell et al. (2010) destacaron la importancia de escalar estas matrices corrigiendo la matriz de relación genómica por un factor que refleja la diferencia media entre las matrices A y G. Se propusieron varios enfoques para cambiar la escala de la matriz G de acuerdo con la matriz A ( Meuwissen et al. 2011 ; Vitezica et al. 2011 ; Christensen et al.2012 ); sin embargo, Christensen et al. también propusieron un enfoque opuesto . (2012) , donde la matriz A se reescala de acuerdo con su contraparte G. Para evitar la incompatibilidad entre las matrices G y A , se debe construir una matriz G normalizada que contenga el promedio de los elementos diagonales iguales a uno. Tal matriz es eficiente cuando la población está libre de consanguinidad, y si la consanguinidad está presente, los coeficientes de consanguinidad deben incluirse en el denominador ( Forni et al. 2011 ). Elegimos la escala G según Christensen et al.(2012 ); sin embargo, todos los análisis se probaron sin escalar G y arrojaron resultados comparables (resultados no mostrados). Es probable que este resultado se deba a la estructura de pedigrí poco profunda y a las diferencias menores entre las matrices A 22 y G. Además, Vitezica et al. (2011) observaron discrepancias en los valores genéticos genómicos precisos con G incorrectamente escalada , pero solo bajo una fuerte selección ( es decir , no aleatoria) de individuos genotipados y cuando la genotipificación se realizó a lo largo de 10 generaciones. Sin embargo, en el presente estudio, el 25-75% de los árboles genotipados se eliminaron al azar ( es decir ,, no seleccionado) y todos estos árboles provienen de una sola generación</text:span>.</text:p>
      <text:p text:style-name="P10"/>
      <text:p text:style-name="P10"><text:soft-page-break/><text:span text:style-name="T5">Como investigación preliminar sobre el uso combinado de información genómica y pedigrí en el análisis genético aplicado de la picea blanca, el método HBLUP ha demostrado ser una herramienta beneficiosa para los mejoradores de árboles forestales. La inclusión de árboles genotipados y no genotipados en un solo análisis produjo mejoras en la precisión del valor genético y el ajuste del modelo</text:span>, particularmente para el rasgo con baja heredabilidad (HT). Además, se observaron discordancias en las clasificaciones de candidatos entre el HBLUP y el método tradicional que utiliza A. <text:span text:style-name="T5">La mejora en los resultados fue continua con el aumento del esfuerzo de genotipado; sin embargo, también se observaron mejoras en el nivel mínimo del 25 % de esfuerzo de genotip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Cambria Math', stixgeneral, 'Times New Roman',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2T07:39:24.177408905</meta:creation-date>
    <meta:generator>LibreOffice/6.0.7.3$Linux_X86_64 LibreOffice_project/00m0$Build-3</meta:generator>
    <dc:date>2022-04-12T10:17:13.144730341</dc:date>
    <meta:editing-duration>PT1H25M51S</meta:editing-duration>
    <meta:editing-cycles>12</meta:editing-cycles>
    <meta:document-statistic meta:table-count="0" meta:image-count="0" meta:object-count="0" meta:page-count="6" meta:paragraph-count="28" meta:word-count="3386" meta:character-count="20619" meta:non-whitespace-character-count="17251"/>
  </office:meta>
</office:document-meta>
</file>